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22a2" officeooo:paragraph-rsid="001622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ys</text:p>
      <text:p text:style-name="P1">5<text:tab/>100-120</text:p>
      <text:p text:style-name="P1">6<text:tab/>105-130</text:p>
      <text:p text:style-name="P1">7<text:tab/>110-135</text:p>
      <text:p text:style-name="P1">8<text:tab/>115-140</text:p>
      <text:p text:style-name="P1">9<text:tab/>115-150</text:p>
      <text:p text:style-name="P1">10<text:tab/>120-155</text:p>
      <text:p text:style-name="P1">11<text:tab/>125-160</text:p>
      <text:p text:style-name="P1">12<text:tab/>130-170</text:p>
      <text:p text:style-name="P1">13<text:tab/>135-175</text:p>
      <text:p text:style-name="P1">14<text:tab/>145-185</text:p>
      <text:p text:style-name="P1"/>
      <text:p text:style-name="P1">15<text:tab/>150-190</text:p>
      <text:p text:style-name="P1">16<text:tab/>150-195</text:p>
      <text:p text:style-name="P1">17<text:tab/>155-195</text:p>
      <text:p text:style-name="P1">18<text:tab/>155-195</text:p>
      <text:p text:style-name="P1">19<text:tab/>155-195</text:p>
      <text:p text:style-name="P1"/>
      <text:p text:style-name="P1">Girls</text:p>
      <text:p text:style-name="P1">5<text:tab/>100-120</text:p>
      <text:p text:style-name="P1">6<text:tab/>100-130</text:p>
      <text:p text:style-name="P1">7<text:tab/>105-135</text:p>
      <text:p text:style-name="P1">8<text:tab/>110-140</text:p>
      <text:p text:style-name="P1">9<text:tab/>115-150</text:p>
      <text:p text:style-name="P1">10<text:tab/>120-155</text:p>
      <text:p text:style-name="P1">11<text:tab/>130-160</text:p>
      <text:p text:style-name="P1">12<text:tab/>135-170</text:p>
      <text:p text:style-name="P1">13<text:tab/>140-175</text:p>
      <text:p text:style-name="P1">14<text:tab/>140-180</text:p>
      <text:p text:style-name="P1">15<text:tab/>145-180</text:p>
      <text:p text:style-name="P1">16<text:tab/>145-180</text:p>
      <text:p text:style-name="P1">17<text:tab/>145-180</text:p>
      <text:p text:style-name="P1">18<text:tab/>145-180</text:p>
      <text:p text:style-name="P1">19<text:tab/>145-18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5T22:02:40.088386117</meta:creation-date>
    <dc:date>2014-11-15T23:20:33.467383240</dc:date>
    <meta:editing-duration>PT47M53S</meta:editing-duration>
    <meta:editing-cycles>1</meta:editing-cycles>
    <meta:document-statistic meta:table-count="0" meta:image-count="0" meta:object-count="0" meta:page-count="1" meta:paragraph-count="32" meta:word-count="62" meta:character-count="299" meta:non-whitespace-character-count="269"/>
    <meta:generator>LibreOffice/4.2.6.3$Linux_X86_64 LibreOffice_project/420m0$Build-3</meta:generator>
  </office:meta>
</office:document-meta>
</file>